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fill-color="#808080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8.886cm" svg:height="3.157cm" draw:transform="skewX (-0.0015707963267946) translate (6.587cm 6.987cm)">
          <text:p text:style-name="P1"><text:span text:style-name="T1">Time Server from Ring Algo</text:span></text:p>
          <text:p text:style-name="P1">1.Request Time from Slaves</text:p>
          <text:p text:style-name="P1">2.Broadcast Computed </text:p>
          <text:p text:style-name="P1">Average time </text:p>
        </draw:rect>
        <draw:rect draw:style-name="gr1" draw:text-style-name="P1" draw:layer="layout" svg:width="6.844cm" svg:height="3.251cm" draw:transform="skewX (0.0267035375555082) translate (11.628cm 12.1cm)">
          <text:p text:style-name="P1"><text:span text:style-name="T1">Slave</text:span></text:p>
          <text:p text:style-name="P1">Respond to Server</text:p>
          <text:p text:style-name="P1">1. Send current time</text:p>
          <text:p text:style-name="P1">2. Set Offset variable</text:p>
        </draw:rect>
        <draw:rect draw:style-name="gr1" draw:text-style-name="P1" draw:layer="layout" svg:width="6.844cm" svg:height="3.251cm" draw:transform="skewX (0.0267035375555082) translate (2.919cm 12.1cm)">
          <text:p text:style-name="P1"><text:span text:style-name="T1">Slave</text:span></text:p>
          <text:p text:style-name="P1">Respond to Server</text:p>
          <text:p text:style-name="P1">1. Send current time</text:p>
          <text:p text:style-name="P1">2. Set Offset variable</text:p>
        </draw:rect>
        <draw:rect draw:style-name="gr1" draw:text-style-name="P1" draw:layer="layout" svg:width="6.844cm" svg:height="3.251cm" draw:transform="skewX (0.0267035375555082) translate (3.173cm 1.559cm)">
          <text:p text:style-name="P1"><text:span text:style-name="T1">Slave</text:span></text:p>
          <text:p text:style-name="P1">Respond to Server</text:p>
          <text:p text:style-name="P1">1. Send current time</text:p>
          <text:p text:style-name="P1">2. Set Offset variable</text:p>
        </draw:rect>
        <draw:rect draw:style-name="gr1" draw:text-style-name="P1" draw:layer="layout" svg:width="6.844cm" svg:height="3.251cm" draw:transform="skewX (0.0267035375555082) translate (11.809cm 1.559cm)">
          <text:p text:style-name="P1"><text:span text:style-name="T1">Slave</text:span></text:p>
          <text:p text:style-name="P1">Respond to Server</text:p>
          <text:p text:style-name="P1">1. Send current time</text:p>
          <text:p text:style-name="P1">2. Set Offset variable</text:p>
        </draw:rect>
        <draw:custom-shape draw:style-name="gr2" draw:text-style-name="P1" draw:layer="layout" svg:width="1.016cm" svg:height="1.905cm" svg:x="7.731cm" svg:y="4.937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" draw:text-style-name="P1" draw:layer="layout" svg:width="1.016cm" svg:height="1.905cm" svg:x="13.7cm" svg:y="10.144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" draw:text-style-name="P1" draw:layer="layout" svg:width="1.016cm" svg:height="1.905cm" svg:x="7.35cm" svg:y="10.144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" draw:text-style-name="P1" draw:layer="layout" svg:width="1.016cm" svg:height="1.905cm" svg:x="13.573cm" svg:y="5.064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shraf Ali Shaik</meta:initial-creator>
    <meta:creation-date>2015-04-07T10:30:54</meta:creation-date>
    <dc:date>2015-04-07T10:57:25</dc:date>
    <dc:creator>Ashraf Ali Shaik</dc:creator>
    <meta:editing-duration>PT26M32S</meta:editing-duration>
    <meta:editing-cycles>1</meta:editing-cycles>
    <meta:document-statistic meta:object-count="9"/>
    <meta:generator>OpenOffice/4.1.1$Unix OpenOffice.org_project/411m6$Build-9775</meta:generator>
  </office:meta>
</office:document-meta>
</file>